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988cm" svg:stroke-color="#999999" draw:marker-start-width="1.681cm" draw:marker-end-width="1.681cm" draw:fill="none" draw:fill-color="#ffffff" fo:min-height="13.5cm" fo:padding-top="0.618cm" fo:padding-bottom="0.618cm" fo:padding-left="0.743cm" fo:padding-right="0.74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5pt" fo:font-weight="bold" style:font-size-asian="225pt" style:font-weight-asian="bold" style:font-size-complex="225pt" style:font-weight-complex="bold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cm" svg:height="14.736cm" svg:x="1.5cm" svg:y="2cm">
          <draw:text-box>
            <text:p text:style-name="P1"><text:span text:style-name="T1">RUSH</text:span></text:p>
            <text:p text:style-name="P1"><text:span text:style-name="T2">Energized <text:s text:c="3"/>Roc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09:26:38.943346626</meta:creation-date>
    <dc:date>2024-12-26T09:46:13.947813039</dc:date>
    <meta:editing-duration>PT9M24S</meta:editing-duration>
    <meta:editing-cycles>1</meta:editing-cycles>
    <meta:document-statistic meta:object-count="1"/>
    <meta:generator>LibreOffice/7.3.7.2$Linux_X86_64 LibreOffice_project/30$Build-2</meta:generator>
  </office:meta>
</office:document-meta>
</file>